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i>j</mi>
            <mo stretchy="false">=</mo>
            <mn>1</mn>
          </mrow>
          <mi>S</mi>
        </munderover>
        <msub>
          <mi>p</mi>
          <mi>j</mi>
        </msub>
      </mrow>
      <mover accent="true">
        <msub>
          <mi>q</mi>
          <mi>j</mi>
        </msub>
        <mo stretchy="false">˙</mo>
      </mover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)</mo>
      </mrow>
      <mrow>
        <mi/>
        <mo stretchy="false">−</mo>
        <mi/>
      </mrow>
      <mover accent="true">
        <mi>L</mi>
        <mo stretchy="false">̃</mo>
      </mover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)</mo>
      </mrow>
    </mrow>
    <annotation encoding="StarMath 5.0">H (bold q , bold p , t) `=` sum from j=1 to S p_j dot q_j (bold q , bold p , t) `-` tilde L (bold q , bold p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0:38:27.393000000</meta:creation-date>
    <meta:generator>LibreOffice/4.1.4.2$Windows_x86 LibreOffice_project/0a0440ccc0227ad9829de5f46be37cfb6edcf72</meta:generator>
  </office:meta>
</office:document-meta>
</file>